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text-properties fo:color="#cccccc" loext:opacity="100%" style:font-name="Droid Sans Mono" fo:font-size="10.5pt" fo:font-weight="normal" officeooo:rsid="000d781c" officeooo:paragraph-rsid="000d781c" fo:background-color="#1f1f1f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text-properties officeooo:rsid="000d781c" officeooo:paragraph-rsid="000d781c"/>
    </style:style>
    <style:style style:name="T1" style:family="text">
      <style:text-properties fo:color="#c586c0" loext:opacity="100%"/>
    </style:style>
    <style:style style:name="T2" style:family="text">
      <style:text-properties fo:color="#4ec9b0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dcdcaa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7" style:family="text">
      <style:text-properties fo:color="#569cd6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rom flask import Flask, request, redirect, url_for, render_template, flash, jsonify</text:p>
      <text:p text:style-name="Standard">from flask_sqlalchemy import SQLAlchemy</text:p>
      <text:p text:style-name="Standard">from werkzeug.security import generate_password_hash, check_password_hash</text:p>
      <text:p text:style-name="Standard">from dotenv import load_dotenv</text:p>
      <text:p text:style-name="Standard">import os</text:p>
      <text:p text:style-name="Standard">from flask_migrate import Migrate</text:p>
      <text:p text:style-name="Standard">import requests</text:p>
      <text:p text:style-name="Standard">from google.oauth2 import id_token as google_id_token</text:p>
      <text:p text:style-name="Standard">from google.auth.transport import requests as google_requests</text:p>
      <text:p text:style-name="Standard"/>
      <text:p text:style-name="Standard"># Load environment variables from .env file</text:p>
      <text:p text:style-name="Standard">load_dotenv()</text:p>
      <text:p text:style-name="Standard"/>
      <text:p text:style-name="Standard">app = Flask(__name__)</text:p>
      <text:p text:style-name="Standard">app.secret_key = os.getenv('SECRET_KEY') <text:s/># Required for session management and flashing messages</text:p>
      <text:p text:style-name="Standard"/>
      <text:p text:style-name="Standard"># Configure PostgreSQL database connection</text:p>
      <text:p text:style-name="Standard">app.config['SQLALCHEMY_DATABASE_URI'] = os.getenv('DATABASE_URL')</text:p>
      <text:p text:style-name="Standard">app.config['SQLALCHEMY_TRACK_MODIFICATIONS'] = False</text:p>
      <text:p text:style-name="Standard"/>
      <text:p text:style-name="Standard">db = SQLAlchemy(app)</text:p>
      <text:p text:style-name="Standard">migrate = Migrate(app, db)</text:p>
      <text:p text:style-name="Standard"/>
      <text:p text:style-name="Standard">class User(db.Model):</text:p>
      <text:p text:style-name="Standard"><text:s text:c="4"/>id = db.Column(db.Integer, primary_key=True)</text:p>
      <text:p text:style-name="Standard"><text:s text:c="4"/>email = db.Column(db.String(150), unique=True, nullable=False)</text:p>
      <text:p text:style-name="Standard"><text:s text:c="4"/>password_hash = db.Column(db.String(256), nullable=True) <text:s/># Make it nullable</text:p>
      <text:p text:style-name="Standard"/>
      <text:p text:style-name="Standard"><text:s text:c="4"/>def set_password(self, password):</text:p>
      <text:p text:style-name="Standard"><text:s text:c="8"/>self.password_hash = generate_password_hash(password)</text:p>
      <text:p text:style-name="Standard"/>
      <text:p text:style-name="Standard"><text:s text:c="4"/>def check_password(self, password):</text:p>
      <text:p text:style-name="Standard"><text:s text:c="8"/>return check_password_hash(self.password_hash, password)</text:p>
      <text:p text:style-name="Standard"/>
      <text:p text:style-name="Standard">@app.route('/')</text:p>
      <text:p text:style-name="Standard">def index():</text:p>
      <text:p text:style-name="Standard"><text:s text:c="4"/>return render_template('index.html')</text:p>
      <text:p text:style-name="Standard"/>
      <text:p text:style-name="Standard">@app.route('/signup', methods=['POST'])</text:p>
      <text:p text:style-name="Standard">def signup():</text:p>
      <text:p text:style-name="Standard"><text:s text:c="4"/>email = request.form['email']</text:p>
      <text:p text:style-name="Standard"><text:s text:c="4"/>password = request.form['password']</text:p>
      <text:p text:style-name="Standard"/>
      <text:p text:style-name="Standard"><text:s text:c="4"/>if not email or not password:</text:p>
      <text:p text:style-name="Standard"><text:s text:c="8"/>flash('Email and password are required')</text:p>
      <text:p text:style-name="Standard"><text:s text:c="8"/>return redirect(url_for('index'))</text:p>
      <text:p text:style-name="Standard"/>
      <text:p text:style-name="Standard"><text:s text:c="4"/>if User.query.filter_by(email=email).first():</text:p>
      <text:p text:style-name="Standard"><text:soft-page-break/><text:s text:c="8"/>flash('User already exists')</text:p>
      <text:p text:style-name="Standard"><text:s text:c="8"/>return redirect(url_for('index'))</text:p>
      <text:p text:style-name="Standard"/>
      <text:p text:style-name="Standard"><text:s text:c="4"/>new_user = User(email=email)</text:p>
      <text:p text:style-name="Standard"><text:s text:c="4"/>new_user.set_password(password)</text:p>
      <text:p text:style-name="Standard"><text:s text:c="4"/>db.session.add(new_user)</text:p>
      <text:p text:style-name="Standard"><text:s text:c="4"/>db.session.commit()</text:p>
      <text:p text:style-name="Standard"/>
      <text:p text:style-name="Standard"><text:s text:c="4"/>flash('User created successfully')</text:p>
      <text:p text:style-name="Standard"><text:s text:c="4"/>return redirect(url_for('index'))</text:p>
      <text:p text:style-name="Standard"/>
      <text:p text:style-name="Standard">@app.route('/login', methods=['POST'])</text:p>
      <text:p text:style-name="Standard">def login():</text:p>
      <text:p text:style-name="Standard"><text:s text:c="4"/>email = request.form['email']</text:p>
      <text:p text:style-name="Standard"><text:s text:c="4"/>password = request.form['password']</text:p>
      <text:p text:style-name="Standard"/>
      <text:p text:style-name="Standard"><text:s text:c="4"/>user = User.query.filter_by(email=email).first()</text:p>
      <text:p text:style-name="Standard"><text:s text:c="4"/>if user and user.check_password(password):</text:p>
      <text:p text:style-name="Standard"><text:s text:c="8"/>flash('Login successful')</text:p>
      <text:p text:style-name="Standard"><text:s text:c="8"/>return redirect(url_for('index'))</text:p>
      <text:p text:style-name="Standard"/>
      <text:p text:style-name="Standard"><text:s text:c="4"/>flash('Invalid credentials')</text:p>
      <text:p text:style-name="Standard"><text:s text:c="4"/>return redirect(url_for('index'))</text:p>
      <text:p text:style-name="Standard"/>
      <text:p text:style-name="Standard">@app.route('/login/google', methods=['GET'])</text:p>
      <text:p text:style-name="Standard">def login_with_google():</text:p>
      <text:p text:style-name="Standard"><text:s text:c="4"/># Redirect user to Google's OAuth 2.0 authorization server</text:p>
      <text:p text:style-name="Standard"><text:s text:c="4"/>authorization_url = 'https://accounts.google.com/o/oauth2/auth'</text:p>
      <text:p text:style-name="Standard"><text:s text:c="4"/>redirect_uri = url_for('callback', _external=True) <text:s/># Ensure this matches the registered URI</text:p>
      <text:p text:style-name="Standard"><text:s text:c="4"/>response_type = 'code'</text:p>
      <text:p text:style-name="Standard"><text:s text:c="4"/>client_id = os.getenv('GOOGLE_CLIENT_ID')</text:p>
      <text:p text:style-name="Standard"><text:s text:c="4"/>scope = 'openid email'</text:p>
      <text:p text:style-name="Standard"><text:s text:c="4"/>state = 'state_parameter'</text:p>
      <text:p text:style-name="Standard"><text:s text:c="4"/>auth_url = (f"{authorization_url}?response_type={response_type}&amp;client_id={client_id}&amp;"</text:p>
      <text:p text:style-name="Standard"><text:s text:c="16"/>f"redirect_uri={redirect_uri}&amp;scope={scope}&amp;state={state}")</text:p>
      <text:p text:style-name="Standard"/>
      <text:p text:style-name="Standard"><text:s text:c="4"/>return redirect(auth_url)</text:p>
      <text:p text:style-name="Standard"/>
      <text:p text:style-name="Standard">@app.route('/login/google/callback')</text:p>
      <text:p text:style-name="Standard">def callback():</text:p>
      <text:p text:style-name="Standard"><text:s text:c="4"/># Exchange authorization code for access token and ID token</text:p>
      <text:p text:style-name="Standard"><text:s text:c="4"/>code = request.args.get('code')</text:p>
      <text:p text:style-name="Standard"><text:s text:c="4"/>if not code:</text:p>
      <text:p text:style-name="Standard"><text:s text:c="8"/>return jsonify({'error': 'Authorization code is required'}), 400</text:p>
      <text:p text:style-name="Standard"/>
      <text:p text:style-name="Standard"><text:s text:c="4"/>token_url = 'https://oauth2.googleapis.com/token'</text:p>
      <text:p text:style-name="Standard"><text:s text:c="4"/>client_id = os.getenv('GOOGLE_CLIENT_ID')</text:p>
      <text:p text:style-name="Standard"><text:s text:c="4"/>client_secret = os.getenv('GOOGLE_CLIENT_SECRET')</text:p>
      <text:p text:style-name="Standard"><text:s text:c="4"/>redirect_uri = url_for('callback', _external=True) <text:s/># Ensure this matches the registered URI</text:p>
      <text:p text:style-name="Standard"><text:soft-page-break/><text:s text:c="4"/>grant_type = 'authorization_code'</text:p>
      <text:p text:style-name="Standard"><text:s text:c="4"/></text:p>
      <text:p text:style-name="Standard"><text:s text:c="4"/># Prepare token request</text:p>
      <text:p text:style-name="Standard"><text:s text:c="4"/>response = requests.post(token_url, data={</text:p>
      <text:p text:style-name="Standard"><text:s text:c="8"/>'code': code,</text:p>
      <text:p text:style-name="Standard"><text:s text:c="8"/>'client_id': client_id,</text:p>
      <text:p text:style-name="Standard"><text:s text:c="8"/>'client_secret': client_secret,</text:p>
      <text:p text:style-name="Standard"><text:s text:c="8"/>'redirect_uri': redirect_uri,</text:p>
      <text:p text:style-name="Standard"><text:s text:c="8"/>'grant_type': grant_type</text:p>
      <text:p text:style-name="Standard"><text:s text:c="4"/>})</text:p>
      <text:p text:style-name="Standard"/>
      <text:p text:style-name="Standard"><text:s text:c="4"/># Get the ID token from the response</text:p>
      <text:p text:style-name="Standard"><text:s text:c="4"/>token_data = response.json()</text:p>
      <text:p text:style-name="Standard"><text:s text:c="4"/>id_token = token_data.get('id_token')</text:p>
      <text:p text:style-name="Standard"/>
      <text:p text:style-name="Standard"><text:s text:c="4"/>if not id_token:</text:p>
      <text:p text:style-name="Standard"><text:s text:c="8"/>return jsonify({'error': 'ID token is required'}), 400</text:p>
      <text:p text:style-name="Standard"/>
      <text:p text:style-name="Standard"><text:s text:c="4"/>try:</text:p>
      <text:p text:style-name="Standard"><text:s text:c="8"/># Verify the ID token</text:p>
      <text:p text:style-name="Standard"><text:s text:c="8"/>id_info = google_id_token.verify_oauth2_token(id_token, google_requests.Request(), client_id)</text:p>
      <text:p text:style-name="Standard"><text:s text:c="8"/>email = id_info.get('email')</text:p>
      <text:p text:style-name="Standard"/>
      <text:p text:style-name="Standard"><text:s text:c="8"/># Check if the user exists</text:p>
      <text:p text:style-name="Standard"><text:s text:c="8"/>user = User.query.filter_by(email=email).first()</text:p>
      <text:p text:style-name="Standard"/>
      <text:p text:style-name="Standard"><text:s text:c="8"/>if not user:</text:p>
      <text:p text:style-name="Standard"><text:s text:c="12"/># Create user with null password_hash</text:p>
      <text:p text:style-name="Standard"><text:s text:c="12"/>user = User(email=email)</text:p>
      <text:p text:style-name="Standard"><text:s text:c="12"/>db.session.add(user)</text:p>
      <text:p text:style-name="Standard"><text:s text:c="12"/>db.session.commit()</text:p>
      <text:p text:style-name="Standard"/>
      <text:p text:style-name="Standard"><text:s text:c="8"/># Log in the user and return a success response</text:p>
      <text:p text:style-name="Standard"><text:s text:c="8"/>flash('Login successful')</text:p>
      <text:p text:style-name="Standard"><text:s text:c="8"/>return redirect(url_for('index'))</text:p>
      <text:p text:style-name="Standard"/>
      <text:p text:style-name="Standard"><text:s text:c="4"/>except ValueError:</text:p>
      <text:p text:style-name="Standard"><text:s text:c="8"/># Invalid token</text:p>
      <text:p text:style-name="Standard"><text:s text:c="8"/>return jsonify({'error': 'Invalid token'}), 400</text:p>
      <text:p text:style-name="Standard"/>
      <text:p text:style-name="Standard">if __name__ == '__main__':</text:p>
      <text:p text:style-name="Standard"><text:s text:c="4"/>app.run(debug=True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4">migration:<text:line-break/><text:line-break/><text:span text:style-name="T6">"""Initial migration.</text:span></text:p>
      <text:p text:style-name="P4"><text:span text:style-name="T6"/></text:p>
      <text:p text:style-name="P4"><text:span text:style-name="T6">Revision ID: 23c7ae055d24</text:span></text:p>
      <text:p text:style-name="P4"><text:span text:style-name="T6">Revises: </text:span></text:p>
      <text:p text:style-name="P4"><text:span text:style-name="T6">Create Date: 2024-07-28 18:47:48.063797</text:span></text:p>
      <text:p text:style-name="P4"><text:span text:style-name="T6"/></text:p>
      <text:p text:style-name="P4"><text:span text:style-name="T6">"""</text:span></text:p>
      <text:p text:style-name="P4"><text:span text:style-name="T6">from alembic import op</text:span></text:p>
      <text:p text:style-name="P4"><text:span text:style-name="T6">import sqlalchemy as sa</text:span></text:p>
      <text:p text:style-name="P4"><text:span text:style-name="T6"/></text:p>
      <text:p text:style-name="P4"><text:span text:style-name="T6"/></text:p>
      <text:p text:style-name="P4"><text:span text:style-name="T6"># revision identifiers, used by Alembic.</text:span></text:p>
      <text:p text:style-name="P4"><text:span text:style-name="T6">revision = '23c7ae055d24'</text:span></text:p>
      <text:p text:style-name="P4"><text:span text:style-name="T6">down_revision = None</text:span></text:p>
      <text:p text:style-name="P4"><text:span text:style-name="T6">branch_labels = None</text:span></text:p>
      <text:p text:style-name="P4"><text:span text:style-name="T6">depends_on = None</text:span></text:p>
      <text:p text:style-name="P4"><text:span text:style-name="T6"/></text:p>
      <text:p text:style-name="P4"><text:span text:style-name="T6"/></text:p>
      <text:p text:style-name="P4"><text:span text:style-name="T6">def upgrade():</text:span></text:p>
      <text:p text:style-name="P4"><text:span text:style-name="T6"><text:s text:c="4"/># ### commands auto generated by Alembic - please adjust! ###</text:span></text:p>
      <text:p text:style-name="P4"><text:span text:style-name="T6"><text:s text:c="4"/>op.create_table('user',</text:span></text:p>
      <text:p text:style-name="P4"><text:span text:style-name="T6"><text:s text:c="4"/>sa.Column('id', sa.Integer(), nullable=False),</text:span></text:p>
      <text:p text:style-name="P4"><text:span text:style-name="T6"><text:s text:c="4"/>sa.Column('email', sa.String(length=150), nullable=False),</text:span></text:p>
      <text:p text:style-name="P4"><text:span text:style-name="T6"><text:s text:c="4"/>sa.Column('password_hash', sa.String(length=256), nullable=False),</text:span></text:p>
      <text:p text:style-name="P4"><text:span text:style-name="T6"><text:s text:c="4"/>sa.PrimaryKeyConstraint('id'),</text:span></text:p>
      <text:p text:style-name="P4"><text:span text:style-name="T6"><text:s text:c="4"/>sa.UniqueConstraint('email')</text:span></text:p>
      <text:p text:style-name="P4"><text:span text:style-name="T6"><text:s text:c="4"/>)</text:span></text:p>
      <text:p text:style-name="P4"><text:span text:style-name="T6"><text:s text:c="4"/># ### end Alembic commands ###</text:span></text:p>
      <text:p text:style-name="P4"><text:span text:style-name="T6"/></text:p>
      <text:p text:style-name="P4"><text:span text:style-name="T6"/></text:p>
      <text:p text:style-name="P4"><text:span text:style-name="T6">def downgrade():</text:span></text:p>
      <text:p text:style-name="P4"><text:span text:style-name="T6"><text:s text:c="4"/># ### commands auto generated by Alembic - please adjust! ###</text:span></text:p>
      <text:p text:style-name="P4"><text:span text:style-name="T6"><text:s text:c="4"/>op.drop_table('user')</text:span></text:p>
      <text:p text:style-name="P4"><text:span text:style-name="T6"><text:s text:c="4"/># ### end Alembic commands ###</text:span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>.env:</text:span></text:p>
      <text:p text:style-name="P2"><text:span text:style-name="T7">DATABASE_URL</text:span>=<text:span text:style-name="T5">'postgresql://helios:helios_group9@helios9-instance-1.cr64ma0gi4ih.eu-north-1.rds.amazonaws.com:5432/heliosdb'</text:span></text:p>
      <text:p text:style-name="P1"><text:span text:style-name="T7">GOOGLE_CLIENT_ID</text:span>=<text:span text:style-name="T5">'206101474130-rh0l6l7l15296lo0s3lhof58oaacjuf6.apps.googleusercontent.com'</text:span></text:p>
      <text:p text:style-name="P1"><text:span text:style-name="T7">GOOGLE_CLIENT_SECRET</text:span>=<text:span text:style-name="T5">'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'</text:span></text:p>
      <text:p text:style-name="P1"><text:span text:style-name="T7">SECRET_KEY</text:span>=<text:span text:style-name="T5">'f6b9a8f8c8b5e4d6a7b8c9d0e1f2a3b4c5d6e7f8a9b0c1d2e3f4a5b6c7d8e9f0'</text:span> </text:p>
      <text:p text:style-name="P1"><text:span text:style-name="T7">OAUTHLIB_INSECURE_TRANSPORT</text:span>=1</text:p>
      <text:p text:style-name="P1"/>
      <text:p text:style-name="P4"><text:span text:style-name="T6"/></text:p>
      <text:p text:style-name="P4"><text:span text:style-name="T6"/></text:p>
      <text:p text:style-name="P4"><text:soft-page-break/><text:span text:style-name="T6"/></text:p>
      <text:p text:style-name="P4"><text:span text:style-name="T6"/></text:p>
      <text:p text:style-name="P4"><text:span text:style-name="T6">init_db:</text:span></text:p>
      <text:p text:style-name="P4"><text:span text:style-name="T6"/></text:p>
      <text:p text:style-name="P2"><text:span text:style-name="T1">from</text:span> <text:span text:style-name="T2">app</text:span> <text:span text:style-name="T1">import</text:span> <text:span text:style-name="T3">app</text:span>, <text:span text:style-name="T3">db</text:span></text:p>
      <text:p text:style-name="P3"/>
      <text:p text:style-name="P1"><text:span text:style-name="T1">with</text:span> <text:span text:style-name="T3">app</text:span>.app_context():</text:p>
      <text:p text:style-name="P1"><text:span text:style-name="T3">db</text:span>.create_all()</text:p>
      <text:p text:style-name="P1"><text:span text:style-name="T4">print</text:span>(<text:span text:style-name="T5">"Database tables created."</text:span>)</text:p>
      <text:p text:style-name="P1"/>
      <text:p text:style-name="P4"><text:span text:style-name="T6"/></text:p>
      <text:p text:style-name="P4"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9T04:47:13.911223383</dc:date>
    <meta:editing-duration>PT1M19S</meta:editing-duration>
    <meta:editing-cycles>1</meta:editing-cycles>
    <meta:document-statistic meta:table-count="0" meta:image-count="0" meta:object-count="0" meta:page-count="5" meta:paragraph-count="148" meta:word-count="497" meta:character-count="5765" meta:non-whitespace-character-count="4888"/>
    <meta:generator>LibreOffice/7.4.7.2$Linux_X86_64 LibreOffice_project/40$Build-2</meta:generator>
  </office:meta>
</office:document-meta>
</file>